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D0000001EC435A8F4CB26A6A2.png" manifest:media-type="image/png"/>
  <manifest:file-entry manifest:full-path="Pictures/10000000000002B20000018D146C3B8CF49A8B8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657cm" fo:margin-left="-0.504cm" fo:margin-top="0cm" fo:margin-bottom="0cm" table:align="left"/>
    </style:style>
    <style:style style:name="Table1.A" style:family="table-column">
      <style:table-column-properties style:column-width="2.94cm"/>
    </style:style>
    <style:style style:name="Table1.B" style:family="table-column">
      <style:table-column-properties style:column-width="14.716cm"/>
    </style:style>
    <style:style style:name="Table1.1" style:family="table-row">
      <style:table-row-properties style:min-row-height="0.721cm" fo:keep-together="auto"/>
    </style:style>
    <style:style style:name="Table1.A1" style:family="table-cell">
      <style:table-cell-properties style:vertical-align="middle" fo:background-color="#000000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" style:family="table">
      <style:table-properties style:width="17.657cm" fo:margin-left="-0.504cm" fo:margin-top="0cm" fo:margin-bottom="0cm" table:align="left"/>
    </style:style>
    <style:style style:name="Table2.A" style:family="table-column">
      <style:table-column-properties style:column-width="2.94cm"/>
    </style:style>
    <style:style style:name="Table2.B" style:family="table-column">
      <style:table-column-properties style:column-width="14.716cm"/>
    </style:style>
    <style:style style:name="Table2.1" style:family="table-row">
      <style:table-row-properties style:min-row-height="0.721cm" fo:keep-together="auto"/>
    </style:style>
    <style:style style:name="Table2.A1" style:family="table-cell">
      <style:table-cell-properties style:vertical-align="middle" fo:background-color="#000000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" style:family="table">
      <style:table-properties style:width="17.657cm" fo:margin-left="-0.504cm" fo:margin-top="0cm" fo:margin-bottom="0cm" table:align="left"/>
    </style:style>
    <style:style style:name="Table3.A" style:family="table-column">
      <style:table-column-properties style:column-width="2.94cm"/>
    </style:style>
    <style:style style:name="Table3.B" style:family="table-column">
      <style:table-column-properties style:column-width="14.716cm"/>
    </style:style>
    <style:style style:name="Table3.1" style:family="table-row">
      <style:table-row-properties style:min-row-height="0.721cm" fo:keep-together="auto"/>
    </style:style>
    <style:style style:name="Table3.A1" style:family="table-cell">
      <style:table-cell-properties style:vertical-align="middle" fo:background-color="#000000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" style:family="table">
      <style:table-properties style:width="17.648cm" fo:margin-left="-0.504cm" fo:margin-top="0cm" fo:margin-bottom="0cm" table:align="left"/>
    </style:style>
    <style:style style:name="Table4.A" style:family="table-column">
      <style:table-column-properties style:column-width="3.731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721cm" fo:keep-together="auto"/>
    </style:style>
    <style:style style:name="Table4.A1" style:family="table-cell">
      <style:table-cell-properties style:vertical-align="middle" fo:background-color="#000000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5" style:family="table">
      <style:table-properties style:width="17.648cm" fo:margin-left="-0.504cm" fo:margin-top="0cm" fo:margin-bottom="0cm" table:align="left"/>
    </style:style>
    <style:style style:name="Table5.A" style:family="table-column">
      <style:table-column-properties style:column-width="3.731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721cm" fo:keep-together="auto"/>
    </style:style>
    <style:style style:name="Table5.A1" style:family="table-cell">
      <style:table-cell-properties style:vertical-align="middle" fo:background-color="#000000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cm" fo:padding-bottom="0.035cm" fo:border-left="none" fo:border-right="none" fo:border-top="none" fo:border-bottom="1.5pt solid #000000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Black" fo:font-size="10.5pt" fo:font-style="normal" style:text-underline-style="none" fo:font-weight="normal" style:font-name-asian="Arial Black1" style:font-size-asian="10.5pt" style:font-style-asian="normal" style:font-weight-asian="normal" style:font-name-complex="Arial Black1" style:font-size-complex="10.5pt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fo:font-weight="bold" style:font-name-asian="Arial1" style:font-size-asian="12pt" style:font-style-asian="normal" style:font-weight-asian="bold" style:font-name-complex="Arial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cm" fo:padding-bottom="0.035cm" fo:border-left="none" fo:border-right="none" fo:border-top="none" fo:border-bottom="1.5pt solid #000000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.529cm" style:contextual-spacing="false" fo:line-height="175%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11" style:family="paragraph" style:parent-style-name="Standard">
      <style:paragraph-properties fo:line-height="175%" fo:text-align="start" style:justify-single-word="false" fo:padding="0cm" fo:border="none"/>
      <style:text-properties style:font-name="Arial" fo:font-size="10pt" officeooo:paragraph-rsid="000db259" style:font-name-asian="Arial1" style:font-size-asian="10pt" style:font-name-complex="Arial1" style:font-size-complex="10pt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fo:font-weight="bold" officeooo:paragraph-rsid="000cd987" style:font-name-asian="Arial1" style:font-size-asian="10pt" style:font-weight-asian="bold" style:font-name-complex="Arial1" style:font-size-complex="10pt"/>
    </style:style>
    <style:style style:name="P14" style:family="paragraph" style:parent-style-name="Standard">
      <style:paragraph-properties fo:break-before="page"/>
      <style:text-properties style:font-name="Arial" fo:font-size="10pt" style:text-underline-style="solid" style:text-underline-width="auto" style:text-underline-color="font-color" fo:font-weight="bold" officeooo:paragraph-rsid="000cd987" style:font-name-asian="Arial1" style:font-size-asian="10pt" style:font-weight-asian="bold" style:font-name-complex="Arial1" style:font-size-complex="10pt"/>
    </style:style>
    <style:style style:name="P15" style:family="paragraph" style:parent-style-name="Standard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7" style:family="paragraph" style:parent-style-name="Heading_20_4">
      <style:paragraph-properties fo:line-height="150%" fo:keep-together="auto" fo:padding="0cm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Standard"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line-height="175%"/>
    </style:style>
    <style:style style:name="P21" style:family="paragraph" style:parent-style-name="Standard">
      <style:paragraph-properties fo:margin-top="0cm" fo:margin-bottom="0.529cm" style:contextual-spacing="false" fo:line-height="175%" fo:padding="0cm" fo:border="none"/>
    </style:style>
    <style:style style:name="P22" style:family="paragraph" style:parent-style-name="Standard">
      <style:paragraph-properties fo:line-height="175%" fo:text-align="end" style:justify-single-word="false" fo:padding="0cm" fo:border="none"/>
      <style:text-properties officeooo:paragraph-rsid="000db259"/>
    </style:style>
    <style:style style:name="P23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4" style:family="paragraph" style:parent-style-name="Standard">
      <style:paragraph-properties fo:text-align="center" style:justify-single-word="false"/>
      <style:text-properties fo:color="#ffffff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25" style:family="paragraph" style:parent-style-name="Heading_20_1" style:list-style-name="WWNum4" style:master-page-name="Standard">
      <style:paragraph-properties fo:margin-left="0.762cm" fo:margin-right="0cm" fo:text-indent="-0.762cm" style:auto-text-indent="false" style:page-number="1"/>
      <style:text-properties style:font-name="Arial" fo:font-size="8pt" style:font-name-asian="Arial1" style:font-size-asian="8pt" style:font-name-complex="Arial1" style:font-size-complex="8pt"/>
    </style:style>
    <style:style style:name="P26" style:family="paragraph" style:parent-style-name="Heading_20_1" style:list-style-name="WWNum4">
      <style:paragraph-properties fo:margin-left="0.762cm" fo:margin-right="0cm" fo:text-indent="-0.762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27" style:family="paragraph" style:parent-style-name="Heading_20_1" style:list-style-name="WWNum4">
      <style:paragraph-properties fo:margin-left="0.762cm" fo:margin-right="0cm" fo:text-indent="-0.762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28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 fo:padding="0cm" fo:border="none"/>
    </style:style>
    <style:style style:name="P29" style:family="paragraph" style:parent-style-name="Standard" style:list-style-name="WWNum5">
      <style:paragraph-properties fo:margin-left="2.54cm" fo:margin-right="0cm" fo:margin-top="0cm" fo:margin-bottom="0cm" style:contextual-spacing="false" fo:line-height="100%" fo:text-indent="-0.635cm" style:auto-text-indent="false" fo:padding="0cm" fo:border="none"/>
    </style:style>
    <style:style style:name="P30" style:family="paragraph" style:parent-style-name="Standard" style:list-style-name="WWNum3">
      <style:paragraph-properties fo:margin-left="2.54cm" fo:margin-right="0cm" fo:margin-top="0cm" fo:margin-bottom="0cm" style:contextual-spacing="false" fo:line-height="100%" fo:text-indent="-0.635cm" style:auto-text-indent="false" fo:padding="0cm" fo:border="none"/>
    </style:style>
    <style:style style:name="P31" style:family="paragraph" style:parent-style-name="Standard" style:list-style-name="WWNum4">
      <style:paragraph-properties fo:margin-left="0.762cm" fo:margin-right="0cm" fo:text-indent="-0.762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32" style:family="paragraph" style:parent-style-name="Standard" style:list-style-name="WWNum1">
      <style:paragraph-properties fo:margin-left="1.27cm" fo:margin-right="0cm" fo:margin-top="0.741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33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34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35" style:family="paragraph" style:parent-style-name="Standard" style:list-style-name="WWNum1">
      <style:paragraph-properties fo:margin-left="2.54cm" fo:margin-right="0cm" fo:margin-top="0cm" fo:margin-bottom="1.27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36" style:family="paragraph" style:parent-style-name="Standard" style:list-style-name="WWNum5">
      <style:paragraph-properties fo:margin-left="1.27cm" fo:margin-right="0cm" fo:margin-top="0.741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37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38" style:family="paragraph" style:parent-style-name="Standard" style:list-style-name="WWNum5">
      <style:paragraph-properties fo:margin-left="2.54cm" fo:margin-right="0cm" fo:margin-top="0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39" style:family="paragraph" style:parent-style-name="Standard" style:list-style-name="WWNum5">
      <style:paragraph-properties fo:margin-left="2.54cm" fo:margin-right="0cm" fo:margin-top="0cm" fo:margin-bottom="1.27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0" style:family="paragraph" style:parent-style-name="Standard" style:list-style-name="WWNum3">
      <style:paragraph-properties fo:margin-left="1.27cm" fo:margin-right="0cm" fo:margin-top="0.212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1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2" style:family="paragraph" style:parent-style-name="Standard" style:list-style-name="WWNum3">
      <style:paragraph-properties fo:margin-left="2.54cm" fo:margin-right="0cm" fo:margin-top="0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3" style:family="paragraph" style:parent-style-name="Standard" style:list-style-name="WWNum3">
      <style:paragraph-properties fo:margin-left="2.54cm" fo:margin-right="0cm" fo:margin-top="0cm" fo:margin-bottom="1.27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4" style:family="paragraph" style:parent-style-name="Standard" style:list-style-name="WWNum2">
      <style:paragraph-properties fo:margin-left="1.27cm" fo:margin-right="0cm" fo:margin-top="0.741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5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6" style:family="paragraph" style:parent-style-name="Standard" style:list-style-name="WWNum2">
      <style:paragraph-properties fo:margin-left="1.27cm" fo:margin-right="0cm" fo:margin-top="0cm" fo:margin-bottom="0.741cm" style:contextual-spacing="false" fo:line-height="100%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7" style:family="paragraph">
      <loext:graphic-properties draw:fill="solid" draw:fill-color="#a0a0a0"/>
      <style:paragraph-properties fo:text-align="center"/>
    </style:style>
    <style:style style:name="P4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style:font-name="Arial" fo:font-size="10pt" style:text-underline-style="none" fo:font-weight="normal" style:font-name-asian="Arial1" style:font-size-asian="10pt" style:font-weight-asian="normal" style:font-name-complex="Arial1" style:font-size-complex="10pt"/>
    </style:style>
    <style:style style:name="T4" style:family="text">
      <style:text-properties style:font-name="Arial" fo:font-size="10pt" style:text-underline-style="none" fo:font-weight="normal" officeooo:rsid="000cd987" style:font-name-asian="Arial1" style:font-size-asian="10pt" style:font-weight-asian="normal" style:font-name-complex="Arial1" style:font-size-complex="10pt"/>
    </style:style>
    <style:style style:name="T5" style:family="text">
      <style:text-properties style:font-name="Arial" fo:font-size="10pt" style:font-name-asian="Arial1" style:font-size-asian="10pt" style:font-name-complex="Arial1" style:font-size-complex="10pt"/>
    </style:style>
    <style:style style:name="T6" style:family="text">
      <style:text-properties style:font-name="Arial" fo:font-size="10pt" officeooo:rsid="000db259" style:font-name-asian="Arial1" style:font-size-asian="10pt" style:font-name-complex="Arial1" style:font-size-complex="10pt"/>
    </style:style>
    <style:style style:name="T7" style:family="text">
      <style:text-properties style:font-name="Arial" fo:font-size="10pt" officeooo:rsid="000faf9f" style:font-name-asian="Arial1" style:font-size-asian="10pt" style:font-name-complex="Arial1" style:font-size-complex="10pt"/>
    </style:style>
    <style:style style:name="T8" style:family="text">
      <style:text-properties fo:color="#0000cc" loext:opacity="100%" style:font-name="Arial" fo:font-size="10pt" style:text-underline-style="none" fo:font-weight="bold" style:font-name-asian="Arial1" style:font-size-asian="10pt" style:font-weight-asian="bold" style:font-name-complex="Arial1" style:font-size-complex="10pt"/>
    </style:style>
    <style:style style:name="T9" style:family="text">
      <style:text-properties fo:color="#0000cc" loext:opacity="100%" style:font-name="Arial" fo:font-size="10pt" style:text-underline-style="none" fo:font-weight="bold" officeooo:rsid="000cd987" style:font-name-asian="Arial1" style:font-size-asian="10pt" style:font-weight-asian="bold" style:font-name-complex="Arial1" style:font-size-complex="10pt"/>
    </style:style>
    <style:style style:name="T10" style:family="text">
      <style:text-properties fo:color="#1155cc" loext:opacity="100%" style:font-name="Arial" fo:font-size="10pt" style:font-name-asian="Arial1" style:font-size-asian="10pt" style:font-name-complex="Arial1" style:font-size-complex="10pt"/>
    </style:style>
    <style:style style:name="T11" style:family="text">
      <style:text-properties officeooo:rsid="00112b5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57cm, -0.002cm, 2.044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011cm" fo:min-width="16.658cm" fo:padding-top="0.18cm" fo:padding-bottom="0.18cm" fo:padding-left="0.307cm" fo:padding-right="0.307cm" fo:wrap-option="wrap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4">
        <text:list-item>
          <text:p text:style-name="P25">CICLE FORMATIU DE GRAU MITJÀ: Sistemes microinformàtics i xarxes</text:p>
        </text:list-item>
        <text:list-item>
          <text:p text:style-name="P26">EXAMEN MÒDUL 8 : Aplicacions web</text:p>
        </text:list-item>
        <text:list-item>
          <text:p text:style-name="P26">TERCERA AVALUACIÓ (UF núm 5, Fonaments d'HTML i fulls d'estil)</text:p>
        </text:list-item>
        <text:list-item>
          <text:p text:style-name="P31"/>
        </text:list-item>
        <text:list-item>
          <text:p text:style-name="P27"><draw:custom-shape text:anchor-type="paragraph" draw:z-index="4" draw:name="Image1" draw:style-name="gr2" draw:text-style-name="P48" svg:width="17.271cm" svg:height="1.37cm" svg:x="-0.175cm" svg:y="0.071cm"><text:p text:style-name="P23"/><text:p text:style-name="P6">Nom i cognoms: <text:span text:style-name="T11">Walid El Ourfi</text:span> <text:s/>Data: <text:span text:style-name="T11">21/05/2024</text:span></text:p><text:p text:style-name="P2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/text:list-item>
      </text:list>
      <text:p text:style-name="P9"/>
      <text:p text:style-name="P9"/>
      <text:p text:style-name="P9"/>
      <text:p text:style-name="P12"/>
      <text:p text:style-name="P12">INSTRUCCIONS:</text:p>
      <text:p text:style-name="P19"><text:span text:style-name="T3">Crea una carpeta amb nom “</text:span><text:span text:style-name="T8">UF</text:span><text:span text:style-name="T9">5</text:span><text:span text:style-name="T8">_cognomnom</text:span><text:span text:style-name="T3">”, i copia dintre els fitxers adjunts al moodle. Crea dintre tots els fitxers que es demanen als exercicis ordenats per carpetes (</text:span><text:span text:style-name="T4">part1</text:span><text:span text:style-name="T3">, ...). Com a entrega de l'examen pràctic, comprimeix la carpeta amb el nom “</text:span><text:span text:style-name="T8">UF</text:span><text:span text:style-name="T9">5</text:span><text:span text:style-name="T8">_cognomnom.zip</text:span><text:span text:style-name="T3">” (o .tar.gz), i penja el fitxer a la tasca de l'examen pràctic del moodle.</text:span></text:p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Objectiu</text:p>
          </table:table-cell>
          <table:table-cell table:style-name="Table1.B1" office:value-type="string">
            <text:p text:style-name="P16"/>
          </table:table-cell>
        </table:table-row>
      </table:table>
      <text:p text:style-name="P18"><text:bookmark text:name="_z3iq0hgev9qx"/></text:p>
      <text:p text:style-name="P21"><text:span text:style-name="T5">L'objectiu d'aquesta activitat és que l'alumnat aprengui a crear una landing page utilitzant Bootstrap i HTML, amb l'ús d'una plantilla gratuïta i la plataforma</text:span><text:a xlink:type="simple" xlink:href="http://www.mixo.io/" text:style-name="ListLabel_20_37" text:visited-style-name="ListLabel_20_37"><text:span text:style-name="T5"> </text:span></text:a><text:a xlink:type="simple" xlink:href="http://www.mixo.io/" text:style-name="ListLabel_20_38" text:visited-style-name="ListLabel_20_38"><text:span text:style-name="T10">www.mixo.io</text:span></text:a><text:span text:style-name="T5">. La temàtica de la landing page serà promocionar una xerrada que farà l'alumne/a sobre una matèria que domina, amb l'objectiu d'aconseguir notorietat i, potencialment, una feina relacionada.</text:span></text:p>
      <text:p text:style-name="P17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Part 1</text:p>
          </table:table-cell>
          <table:table-cell table:style-name="Table2.B1" office:value-type="string">
            <text:p text:style-name="P16">Landing Page amb plantilla gratuïta</text:p>
          </table:table-cell>
        </table:table-row>
      </table:table>
      <text:p text:style-name="P15"/>
      <text:list text:style-name="WWNum1">
        <text:list-item>
          <text:p text:style-name="P32">Plantilla: Utilitzeu una plantilla gratuïta de Bootstrap, preferiblement one-page. Podeu trobar plantilles gratuïtes a llocs com:</text:p>
          <text:list>
            <text:list-item>
              <text:p text:style-name="P28"><text:a xlink:type="simple" xlink:href="https://startbootstrap.com/" text:style-name="ListLabel_20_38" text:visited-style-name="ListLabel_20_38"><text:span text:style-name="T10">Start Bootstrap</text:span></text:a></text:p>
            </text:list-item>
            <text:list-item>
              <text:p text:style-name="P28"><text:a xlink:type="simple" xlink:href="https://bootstrapmade.com/" text:style-name="ListLabel_20_38" text:visited-style-name="ListLabel_20_38"><text:span text:style-name="T10">BootstrapMade</text:span></text:a></text:p>
            </text:list-item>
            <text:list-item>
              <text:p text:style-name="P28"><text:a xlink:type="simple" xlink:href="https://templatemo.com/" text:style-name="ListLabel_20_38" text:visited-style-name="ListLabel_20_38"><text:span text:style-name="T10">TemplateMo</text:span></text:a></text:p>
            </text:list-item>
          </text:list>
        </text:list-item>
        <text:list-item>
          <text:p text:style-name="P33">Contingut de la Landing Page:</text:p>
          <text:list>
            <text:list-item>
              <text:p text:style-name="P34">Títol i capçalera: Un títol atractiu que capti l'atenció dels visitants, com "Xerrada Gratuïta sobre Xarxes de Dades".</text:p>
            </text:list-item>
            <text:list-item>
              <text:p text:style-name="P34">Descripció: Breu descripció de la xerrada i del tema que es tractarà.</text:p>
            </text:list-item>
            <text:list-item>
              <text:p text:style-name="P34">Data i Lloc: Informació sobre la data, l'hora i el lloc (biblioteca més propera) de la xerrada.</text:p>
            </text:list-item>
            <text:list-item>
              <text:p text:style-name="P34">Biografia de l'Alumne/a: Breu biografia de l'alumne/a, destacant la seva experiència i coneixements en la matèria.</text:p>
            </text:list-item>
            <text:list-item>
              <text:p text:style-name="P34">Registre: Un formulari de registre senzill per als assistents (nom, correu electrònic, etc.).</text:p>
            </text:list-item>
            <text:list-item>
              <text:p text:style-name="P34">Testimonis: Afegiu testimonis ficticis o reals que parlin bé de l'alumne/a i les seves habilitats.</text:p>
            </text:list-item>
            <text:list-item>
              <text:p text:style-name="P34">Enllaços a Xarxes Socials: Incloeu enllaços a les xarxes socials de l'alumne/a.</text:p>
            </text:list-item>
          </text:list>
        </text:list-item>
        <text:list-item>
          <text:p text:style-name="P33">Disseny:</text:p>
          <text:list>
            <text:list-item>
              <text:p text:style-name="P34">Responsive: La pàgina ha de ser responsive i funcionar bé en dispositius mòbils.</text:p>
            </text:list-item>
            <text:list-item>
              <text:p text:style-name="P35">Estètica: Utilitzeu una estètica coherent amb l'objectiu professional de la pàgina.</text:p>
            </text:list-item>
          </text:list>
        </text:list-item>
      </text:list>
      <text:p text:style-name="P12"/>
      <text:p text:style-name="P12"/>
      <text:p text:style-name="P13"><text:line-break/></text:p>
      <text:p text:style-name="P14"><text:lin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Part 2</text:p>
          </table:table-cell>
          <table:table-cell table:style-name="Table3.B1" office:value-type="string">
            <text:p text:style-name="P16">Landing Page amb www.mixo.io</text:p>
          </table:table-cell>
        </table:table-row>
      </table:table>
      <text:p text:style-name="P15"/>
      <text:list text:style-name="WWNum5">
        <text:list-item>
          <text:p text:style-name="P36">Creació de la Pàgina:</text:p>
          <text:list>
            <text:list-item>
              <text:p text:style-name="P29"><text:span text:style-name="T5">Utilitzeu la plataforma</text:span><text:a xlink:type="simple" xlink:href="https://www.mixo.io/" text:style-name="ListLabel_20_37" text:visited-style-name="ListLabel_20_37"><text:span text:style-name="T5"> </text:span></text:a><text:a xlink:type="simple" xlink:href="https://www.mixo.io/" text:style-name="ListLabel_20_38" text:visited-style-name="ListLabel_20_38"><text:span text:style-name="T10">www.mixo.io</text:span></text:a><text:span text:style-name="T5"> per crear una landing page similar.</text:span></text:p>
            </text:list-item>
            <text:list-item>
              <text:p text:style-name="P38">Completeu els camps requerits per crear una pàgina atractiva i funcional.</text:p>
            </text:list-item>
          </text:list>
        </text:list-item>
        <text:list-item>
          <text:p text:style-name="P37">Comparativa:</text:p>
          <text:list>
            <text:list-item>
              <text:p text:style-name="P38">Compareu les dues pàgines creades, destacant els avantatges i desavantatges de cada mètode.</text:p>
            </text:list-item>
            <text:list-item>
              <text:p text:style-name="P39">Comenteu quina eina us ha semblat més fàcil d'utilitzar i per què.</text:p>
            </text:list-item>
          </text:list>
        </text:list-item>
      </text:list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Desenvolupament</text:p>
          </table:table-cell>
          <table:table-cell table:style-name="Table4.B1" office:value-type="string">
            <text:p text:style-name="P16">https://www.mixo.io/site/hack-sprint-t8uqf</text:p>
          </table:table-cell>
        </table:table-row>
      </table:table>
      <text:p text:style-name="P17"><text:bookmark text:name="_r3e669mtsdqa"/></text:p>
      <text:list text:style-name="WWNum3">
        <text:list-item>
          <text:p text:style-name="P40">Fase de Planificació:</text:p>
          <text:list>
            <text:list-item>
              <text:p text:style-name="P42">Trieu la matèria que domineu i sobre la qual fareu la xerrada.</text:p>
            </text:list-item>
            <text:list-item>
              <text:p text:style-name="P42">Planifiqueu el contingut que incloureu a la landing page.</text:p>
            </text:list-item>
          </text:list>
        </text:list-item>
        <text:list-item>
          <text:p text:style-name="P41">Fase de Disseny i Implementació:</text:p>
          <text:list>
            <text:list-item>
              <text:p text:style-name="P42">Creeu la primera landing page utilitzant una plantilla gratuïta de Bootstrap i HTML.</text:p>
            </text:list-item>
            <text:list-item>
              <text:p text:style-name="P30"><text:span text:style-name="T5">Creeu la segona landing page utilitzant</text:span><text:a xlink:type="simple" xlink:href="http://www.mixo.io/" text:style-name="ListLabel_20_37" text:visited-style-name="ListLabel_20_37"><text:span text:style-name="T5"> </text:span></text:a><text:a xlink:type="simple" xlink:href="http://www.mixo.io/" text:style-name="ListLabel_20_38" text:visited-style-name="ListLabel_20_38"><text:span text:style-name="T10">www.mixo.io</text:span></text:a><text:span text:style-name="T5">.</text:span></text:p>
            </text:list-item>
          </text:list>
        </text:list-item>
        <text:list-item>
          <text:p text:style-name="P41">Fase de Comparativa i Anàlisi:</text:p>
          <text:list>
            <text:list-item>
              <text:p text:style-name="P42">Redacteu una breu comparativa entre les dues pàgines creades.</text:p>
            </text:list-item>
            <text:list-item>
              <text:p text:style-name="P43">Presentació final del projecte davant la classe, explicant el procés de creació i les conclusions extretes.</text:p>
            </text:list-item>
          </text:list>
        </text:list-item>
      </text:list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4">Avaluació</text:p>
          </table:table-cell>
          <table:table-cell table:style-name="Table5.B1" office:value-type="string">
            <text:p text:style-name="P16"/>
          </table:table-cell>
        </table:table-row>
      </table:table>
      <text:p text:style-name="P17"><text:bookmark text:name="_x01we3rnssuy"/></text:p>
      <text:p text:style-name="P10">L'avaluació es basarà en els següents criteris:</text:p>
      <text:list text:style-name="WWNum2">
        <text:list-item>
          <text:p text:style-name="P44">Completesa del contingut requerit.</text:p>
        </text:list-item>
        <text:list-item>
          <text:p text:style-name="P45">Qualitat del disseny i l'estètica de les pàgines.</text:p>
        </text:list-item>
        <text:list-item>
          <text:p text:style-name="P45">Funcionalitat i responsivitat de la landing page.</text:p>
        </text:list-item>
        <text:list-item>
          <text:p text:style-name="P45">Capacitat per explicar el procés de creació i justificar les eleccions fetes.</text:p>
        </text:list-item>
        <text:list-item>
          <text:p text:style-name="P46">Originalitat i creativitat en la presentació del projecte.</text:p>
        </text:list-item>
      </text:list>
      <text:p text:style-name="P20"><draw:rect text:anchor-type="as-char" style:rel-width="100%" draw:z-index="5" draw:name="Forma1" draw:style-name="gr1" draw:text-style-name="P47" svg:width="0.003cm" svg:height="0.054cm"><text:p/></draw:rect></text:p>
      <text:p text:style-name="P11">Nota: Assegureu-vos de seguir les bones pràctiques de disseny web i mantenir un enfocament professional en tot moment. Bon treball!</text:p>
      <text:p text:style-name="P22"><text:span text:style-name="T5"><text:line-break/><text:line-break/></text:span><text:span text:style-name="T6">Enunciat assistit </text:span><text:span text:style-name="T7">amb</text:span><text:span text:style-name="T6"> GPT-4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text-indent="-0.762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text-indent="-1.016cm" style:auto-text-indent="false" fo:keep-with-next="always"/>
      <style:text-properties fo:font-size="18pt" style:font-size-asian="18pt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text-underline-style="none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style:text-underline-style="none"/>
    </style:style>
    <style:style style:name="ListLabel_20_29" style:display-name="ListLabel 29" style:family="text">
      <style:text-properties style:font-name="Arial" fo:font-family="Arial" style:font-family-generic="roman" style:font-pitch="variable"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6" style:family="table">
      <style:table-properties style:width="17.392cm" fo:margin-left="-0.247cm" fo:margin-top="0cm" fo:margin-bottom="0cm" fo:break-before="auto" fo:break-after="auto" table:align="left" style:may-break-between-rows="false"/>
    </style:style>
    <style:style style:name="Table6.A" style:family="table-column">
      <style:table-column-properties style:column-width="8.696cm"/>
    </style:style>
    <style:style style:name="Table6.1" style:family="table-row">
      <style:table-row-properties style:min-row-height="0.596cm" fo:keep-together="always"/>
    </style:style>
    <style:style style:name="Table6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cm" fo:padding-bottom="0.035cm" fo:border-left="none" fo:border-right="none" fo:border-top="none" fo:border-bottom="1.5pt solid #000000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cm" fo:padding-bottom="0.035cm" fo:border-left="none" fo:border-right="none" fo:border-top="none" fo:border-bottom="1.5pt solid #000000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Black" fo:font-size="10.5pt" fo:font-style="normal" style:text-underline-style="none" fo:font-weight="normal" style:font-name-asian="Arial Black1" style:font-size-asian="10.5pt" style:font-style-asian="normal" style:font-weight-asian="normal" style:font-name-complex="Arial Black1" style:font-size-complex="10.5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57cm, -0.002cm, 2.044cm, -0.00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0cm" fo:margin-left="2.223cm" fo:margin-right="1.633cm" style:writing-mode="lr-tb" style:layout-grid-color="#c0c0c0" style:layout-grid-lines="2541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29cm" fo:margin-left="0cm" fo:margin-right="0cm" fo:margin-bottom="1.328cm" style:dynamic-spacing="true"/>
      </style:header-style>
      <style:footer-style>
        <style:header-footer-properties fo:min-height="2.219cm" fo:margin-left="0cm" fo:margin-right="0cm" fo:margin-top="2.11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jpg" text:anchor-type="char" svg:x="0.051cm" svg:y="0.21cm" svg:width="2.628cm" svg:height="0.931cm" draw:z-index="1"><draw:image xlink:href="Pictures/10000000000002B20000018D146C3B8CF49A8B83.jpg" xlink:type="simple" xlink:show="embed" xlink:actuate="onLoad" draw:mime-type="image/jpeg"/></draw:frame></text:p>
        <text:p text:style-name="MP2"><text:span text:style-name="MT1"><text:s text:c="16"/><text:tab/> <text:s text:c="4"/></text:span><text:span text:style-name="MT2"><text:s text:c="28"/>Departament d’Informàtica <text:s text:c="27"/>CURS 2023-24</text:span></text:p>
        <text:p text:style-name="MP3"><text:s text:c="10"/></text:p>
      </style:header>
      <style:footer>
        <text:p text:style-name="MP4"/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MP5">Professor: Jesús Ferré</text:p>
            </table:table-cell>
            <table:table-cell table:style-name="Table6.A1" office:value-type="string">
              <text:p text:style-name="MP6"><draw:frame draw:style-name="Mfr2" draw:name="image2.png" text:anchor-type="as-char" svg:width="5.001cm" svg:height="0.794cm" draw:z-index="3"><draw:image xlink:href="Pictures/10000001000000BD0000001EC435A8F4CB26A6A2.png" xlink:type="simple" xlink:show="embed" xlink:actuate="onLoad" draw:mime-type="image/png"/></draw:frame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3$Linux_X86_64 LibreOffice_project/69edd8b8ebc41d00b4de3915dc82f8f0fc3b6265</meta:generator>
    <dc:date>2024-05-22T17:07:09.025293817</dc:date>
    <meta:editing-duration>PT14M43S</meta:editing-duration>
    <meta:editing-cycles>4</meta:editing-cycles>
    <meta:document-statistic meta:table-count="6" meta:image-count="2" meta:object-count="0" meta:page-count="2" meta:paragraph-count="62" meta:word-count="554" meta:character-count="3618" meta:non-whitespace-character-count="3057"/>
  </office:meta>
</office:document-meta>
</file>